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5cm" fo:min-width="12.65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3.155cm" svg:height="12.435cm" svg:x="2.845cm" svg:y="2.085cm">
          <draw:text-box>
            <text:p>英文发音</text:p>
            <text:p/>
            <text:p>发音和汉语不一样</text:p>
            <text:p/>
            <text:p/>
            <text:p>字母：g <text:s/>[dʒiː]</text:p>
            <text:p><text:s text:c="10"/>J <text:s/>[dʒeɪ] </text:p>
            <text:p><text:s text:c="10"/>N [en]</text:p>
            <text:p><text:s text:c="10"/>V <text:s/>[viː]</text:p>
            <text:p><text:s text:c="10"/><text:span text:style-name="T1">W ['dʌbljuː] <text:s text:c="3"/>double U</text:span></text:p>
            <text:p><text:s text:c="11"/></text:p>
            <text:p/>
            <text:p>th <text:s text:c="4"/><text:span text:style-name="T1">th</text:span>is [ðɪs] <text:s text:c="4"/>tru<text:span text:style-name="T1">th</text:span> [truːθ] </text:p>
            <text:p/>
            <text:p><text:span text:style-name="T1">Th</text:span>ank you <text:span text:style-name="T1">v</text:span>ery much</text:p>
            <text:p/>
            <text:p>Milk <text:s text:c="2"/>[mɪlk] <text:s text:c="3"/><text:span text:style-name="T1"><text:s/></text:span><text:span text:style-name="T2">[mjuːk]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M30S</meta:editing-duration>
    <meta:editing-cycles>6</meta:editing-cycles>
    <meta:generator>OpenOffice/4.1.11$Win32 OpenOffice.org_project/4111m1$Build-9808</meta:generator>
    <dc:date>2025-01-10T22:02:03.38</dc:date>
    <meta:document-statistic meta:object-count="24"/>
  </office:meta>
</office:document-meta>
</file>